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loext:graphic-properties draw:fill="solid" draw:fill-color="#feba01" draw:opacity="100%"/>
      <style:paragraph-properties fo:margin-left="0cm" fo:margin-right="0cm" fo:margin-top="1.312cm" fo:margin-bottom="0.212cm" style:contextual-spacing="false" fo:line-height="110%" fo:orphans="2" fo:widows="2" fo:text-indent="0cm" style:auto-text-indent="false" fo:background-color="#feba01" fo:padding="0cm" fo:border="none"/>
      <style:text-properties fo:font-variant="normal" fo:text-transform="none" fo:color="#ffffff" loext:opacity="100%" style:font-name="Helvetica Neue" fo:font-size="10.8000001907349pt" fo:letter-spacing="normal" fo:font-style="normal" fo:font-weight="normal"/>
    </style:style>
    <style:style style:name="P2" style:family="paragraph" style:parent-style-name="Heading_20_3">
      <loext:graphic-properties draw:fill="solid" draw:fill-color="#feba01" draw:opacity="100%"/>
      <style:paragraph-properties fo:margin-left="0cm" fo:margin-right="0cm" fo:margin-top="1.312cm" fo:margin-bottom="0.212cm" style:contextual-spacing="false" fo:line-height="110%" fo:orphans="2" fo:widows="2" fo:text-indent="0cm" style:auto-text-indent="false" fo:background-color="#feba01" fo:padding="0cm" fo:border="none"/>
      <style:text-properties fo:font-variant="normal" fo:text-transform="none" fo:color="#ffffff" loext:opacity="100%" style:font-name="Helvetica Neue" fo:font-size="10.8000001907349pt" fo:letter-spacing="normal" fo:font-style="normal" fo:font-weight="normal" officeooo:paragraph-rsid="00124852" fo:background-color="transparent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12cm" style:contextual-spacing="false" fo:orphans="2" fo:widows="2"/>
    </style:style>
    <style:style style:name="T1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/>
    </style:style>
    <style:style style:name="T3" style:family="text">
      <style:text-properties fo:background-color="#ffff00" loext:char-shading-value="0"/>
    </style:style>
    <style:style style:name="T4" style:family="text"/>
    <style:style style:name="T5" style:family="text">
      <style:text-properties officeooo:rsid="001248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SISTEMAS_OPERATIVOS_MULTITAREAS Copy 1"/>SISTEMAS OPERATIVOS M<text:span text:style-name="T5">ONOTAREAS</text:span></text:h>
      <text:p text:style-name="P3"><text:span text:style-name="T1">Tal como su nombre señala, este tipo de sistema operativo solamente admite que se ejecute una tarea a la vez en el </text:span><text:span text:style-name="Strong_20_Emphasis"><text:span text:style-name="T2">sistema</text:span></text:span><text:span text:style-name="T1">. Como resultado, cuando está ejecutándose cierta tarea, el ordenador no puede atender a las interrupciones producidas por otras tareas.</text:span></text:p>
      <text:p text:style-name="P3"><text:span text:style-name="T1">Hay que señalar que, los </text:span><text:span text:style-name="Strong_20_Emphasis"><text:span text:style-name="T2">sistemas operativos monotareas</text:span></text:span><text:span text:style-name="T1"> fueron los primeros que se implementaron en las máquinas.</text:span></text:p>
      <text:h text:style-name="P1" text:outline-level="3"><text:bookmark text:name="SISTEMAS_OPERATIVOS_MULTITAREAS"/>SISTEMAS OPERATIVOS MULTITAREAS</text:h>
      <text:p text:style-name="P3"><text:span text:style-name="T1">Son aquellos que pueden llevar a cabo múltiples tareas al mismo tiempo. Para ello, cuentan con dos métodos que le ayudan a alcanzar este objetivo; el primero de ellos se denomina “cooperativo” porque necesita de la cooperación entre los programas de aplicación y el </text:span><text:span text:style-name="Strong_20_Emphasis"><text:span text:style-name="T2">sistema operativo</text:span></text:span><text:span text:style-name="T1">, asignando así, el procesador al programa que lo requiera; por su parte, el segundo método hace uso de prioridades para cada tarea, permitiéndole al sistema operativo contener una lista dinámica en la que se ubican los periodos de ejecución y prioridades de cada tarea.</text:span></text:p>
      <text:h text:style-name="P1" text:outline-level="3"><text:bookmark text:name="SISTEMAS_OPERATIVOS_MONOUSUARIO"/>SISTEMAS OPERATIVOS MONOUSUARIO</text:h>
      <text:p text:style-name="P3"><text:span text:style-name="T1">Los </text:span><text:span text:style-name="Strong_20_Emphasis"><text:span text:style-name="T2">sistemas operativos monousuario</text:span></text:span><text:span text:style-name="T1"> sólo pueden atender a un usuario a la vez, aun cuando el ordenador disponga de más de un </text:span><text:span text:style-name="Strong_20_Emphasis"><text:span text:style-name="T2">procesador</text:span></text:span><text:span text:style-name="T1"> o el sistema operativo pueda correr varias tareas al mismo tiempo. Los </text:span><text:span text:style-name="Strong_20_Emphasis"><text:span text:style-name="T2">sistemas operativos de los ordenadores personales </text:span></text:span><text:span text:style-name="T1">están incluidos dentro de este tipo.</text:span></text:p>
      <text:h text:style-name="P1" text:outline-level="3"><text:bookmark text:name="SISTEMAS_OPERATIVOS_MULTIUSUARIO"/>SISTEMAS OPERATIVOS MULTIUSUARIO</text:h>
      <text:p text:style-name="P3"><text:span text:style-name="T1">A diferencia de los anteriores, los </text:span><text:span text:style-name="Strong_20_Emphasis"><text:span text:style-name="T2">sistemas operativos multiusuarios</text:span></text:span><text:span text:style-name="T1"> si tienen la capacidad de atender a varios usuarios al mismo tiempo. Asimismo, son independientes de la cantidad de </text:span><text:span text:style-name="Strong_20_Emphasis"><text:span text:style-name="T2">procesadores</text:span></text:span><text:span text:style-name="T1"> y del número de tareas que puedan ejecutar al mismo tiempo. En ocasiones, los usuarios se conectan al mismo ordenador por medio de varias terminales de una red.</text:span></text:p>
      <text:h text:style-name="P1" text:outline-level="3"><text:bookmark text:name="SISTEMAS_OPERATIVOS_UNIPROCESOS"/>SISTEMAS OPERATIVOS UNIPROCESOS</text:h>
      <text:p text:style-name="P3"><text:span text:style-name="T1">Estos sistemas operativos tienen la capacidad de administrar un </text:span><text:span text:style-name="Strong_20_Emphasis"><text:span text:style-name="T2">procesador</text:span></text:span><text:span text:style-name="T1">. En efecto, el ordenador puede contar con más de un procesador, sin embargo, si tiene instalado un sistema operativo de este tipo, es igual a otro que solamente cuente con uno. Los </text:span><text:span text:style-name="Strong_20_Emphasis"><text:span text:style-name="T2">sistemas operativos MacOs y DOS</text:span></text:span><text:span text:style-name="T1"> son los ejemplares más comunes.</text:span></text:p>
      <text:h text:style-name="P1" text:outline-level="3"><text:bookmark text:name="SISTEMAS_OPERATIVOS_MULTIPROCESOS"/>SISTEMAS OPERATIVOS MULTIPROCESOS</text:h>
      <text:p text:style-name="P3"><text:span text:style-name="T1">Un </text:span><text:span text:style-name="Strong_20_Emphasis"><text:span text:style-name="T2">sistema operativo multiproceso</text:span></text:span><text:span text:style-name="T1"> es el que coordina las operaciones de un </text:span><text:span text:style-name="Strong_20_Emphasis"><text:span text:style-name="T2">ordenador multiproceso</text:span></text:span><text:span text:style-name="T1">. Hay dos maneras en que pueden funcionar estos sistemas:</text:span></text:p>
      <text:list text:style-name="L1">
        <text:list-item>
          <text:p text:style-name="P4"><text:span text:style-name="Strong_20_Emphasis"><text:span text:style-name="T2">En forma asimétrica</text:span></text:span><text:span text:style-name="T1">: donde los procesadores son gestionados por un procesador maestro que percibe la </text:span><text:span text:style-name="Strong_20_Emphasis"><text:span text:style-name="T2">carga del sistema operativo</text:span></text:span><text:span text:style-name="T1"> y le asigna un determinado procesador.</text:span></text:p>
        </text:list-item>
        <text:list-item>
          <text:p text:style-name="P4"><text:span text:style-name="Strong_20_Emphasis"><text:span text:style-name="T2">En forma simétrica</text:span></text:span><text:span text:style-name="T1">: donde todos los procesadores se encuentran en un mismo nivel, es decir, no existe un procesador maestro que los control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3:53:36.868000000</meta:creation-date>
    <dc:date>2023-10-09T13:56:31.461000000</dc:date>
    <meta:editing-duration>PT2M54S</meta:editing-duration>
    <meta:editing-cycles>1</meta:editing-cycles>
    <meta:document-statistic meta:table-count="0" meta:image-count="0" meta:object-count="0" meta:page-count="1" meta:paragraph-count="15" meta:word-count="396" meta:character-count="2547" meta:non-whitespace-character-count="2168"/>
    <meta:generator>LibreOffice/7.5.1.2$Windows_X86_64 LibreOffice_project/fcbaee479e84c6cd81291587d2ee68cba099e129</meta:generator>
  </office:meta>
</office:document-meta>
</file>